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0.917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1.0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rebenprofil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m</text:p>
          </table:table-cell>
          <table:table-cell office:value-type="float" office:value="5" calcext:value-type="float">
            <text:p>5</text:p>
          </table:table-cell>
          <table:table-cell table:formula="of:=[.D3]*[.B3]"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mm</text:p>
          </table:table-cell>
          <table:table-cell office:value-type="float" office:value="4" calcext:value-type="float">
            <text:p>4</text:p>
          </table:table-cell>
          <table:table-cell table:formula="of:=[.D4]*[.B4]"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table:formula="of:=[.D5]*[.B5]"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mm</text:p>
          </table:table-cell>
          <table:table-cell office:value-type="float" office:value="8" calcext:value-type="float">
            <text:p>8</text:p>
          </table:table-cell>
          <table:table-cell table:formula="of:=[.D6]*[.B6]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Gesamt</text:p>
          </table:table-cell>
          <table:table-cell table:number-columns-repeated="2"/>
          <table:table-cell table:formula="of:=SUM([.D3:.D6])" office:value-type="float" office:value="19" calcext:value-type="float">
            <text:p>19</text:p>
          </table:table-cell>
          <table:table-cell table:formula="of:=SUM([.E3:.E6])" office:value-type="float" office:value="5235" calcext:value-type="float">
            <text:p>5235</text:p>
          </table:table-cell>
        </table:table-row>
        <table:table-row table:style-name="ro1">
          <table:table-cell office:value-type="string" calcext:value-type="string">
            <text:p>Preis / 100mm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is Gesamt</text:p>
          </table:table-cell>
          <table:table-cell table:formula="of:=[.E7]/100*[.B8]" office:value-type="float" office:value="23.5575" calcext:value-type="float">
            <text:p>23,5575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Motedis: 20,36</text:p>
          </table:table-cell>
          <table:table-cell office:value-type="string" calcext:value-type="string">
            <text:p>€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Winke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s / Winkel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s Gesamt</text:p>
          </table:table-cell>
          <table:table-cell table:formula="of:=[.B12]*[.B13]" office:value-type="float" office:value="21" calcext:value-type="float">
            <text:p>21</text:p>
          </table:table-cell>
          <table:table-cell/>
          <table:table-cell office:value-type="string" calcext:value-type="string">
            <text:p>Motedis: 9,64</text:p>
          </table:table-cell>
          <table:table-cell office:value-type="string" calcext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mmermuttern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dis: 21,42</text:p>
          </table:table-cell>
          <table:table-cell office:value-type="string" calcext:value-type="string">
            <text:p>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.00.0000</text:date>, <text:time style:data-style-name="N2" text:time-value="18:11:24.2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8:14:30.080000000</meta:creation-date>
    <dc:date>2015-10-12T18:37:08.642000000</dc:date>
    <meta:editing-duration>PT1H40S</meta:editing-duration>
    <meta:editing-cycles>17</meta:editing-cycles>
    <meta:generator>LibreOffice/4.2.5.2$Windows_x86 LibreOffice_project/61cb170a04bb1f12e77c884eab9192be736ec5f5</meta:generator>
    <meta:document-statistic meta:table-count="1" meta:cell-count="40" meta:object-count="0"/>
  </office:meta>
</office:document-meta>
</file>